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6030b" officeooo:paragraph-rsid="0006030b"/>
    </style:style>
    <style:style style:name="P2" style:family="paragraph" style:parent-style-name="Standard">
      <style:paragraph-properties fo:text-align="start" style:justify-single-word="false"/>
      <style:text-properties officeooo:rsid="00077f59" officeooo:paragraph-rsid="00077f59"/>
    </style:style>
    <style:style style:name="P3" style:family="paragraph" style:parent-style-name="Standard">
      <style:paragraph-properties fo:text-align="center" style:justify-single-word="false"/>
      <style:text-properties officeooo:rsid="0006030b" officeooo:paragraph-rsid="0006030b"/>
    </style:style>
    <style:style style:name="P4" style:family="paragraph" style:parent-style-name="Standard">
      <style:paragraph-properties fo:text-align="start" style:justify-single-word="false"/>
      <style:text-properties officeooo:rsid="0006030b" officeooo:paragraph-rsid="000cbc79"/>
    </style:style>
    <style:style style:name="P5" style:family="paragraph" style:parent-style-name="Standard">
      <style:paragraph-properties fo:text-align="start" style:justify-single-word="false"/>
      <style:text-properties officeooo:rsid="000cbc79" officeooo:paragraph-rsid="000cbc79"/>
    </style:style>
    <style:style style:name="P6" style:family="paragraph" style:parent-style-name="Standard">
      <style:paragraph-properties fo:text-align="center" style:justify-single-word="false"/>
      <style:text-properties officeooo:rsid="000f379d" officeooo:paragraph-rsid="000f379d"/>
    </style:style>
    <style:style style:name="P7" style:family="paragraph" style:parent-style-name="Standard">
      <style:paragraph-properties fo:text-align="start" style:justify-single-word="false"/>
      <style:text-properties officeooo:rsid="000f91ea" officeooo:paragraph-rsid="000f91ea"/>
    </style:style>
    <style:style style:name="P8" style:family="paragraph" style:parent-style-name="Standard">
      <style:paragraph-properties fo:text-align="start" style:justify-single-word="false"/>
      <style:text-properties officeooo:rsid="00117205" officeooo:paragraph-rsid="00117205"/>
    </style:style>
    <style:style style:name="P9" style:family="paragraph" style:parent-style-name="Standard">
      <style:paragraph-properties fo:text-align="start" style:justify-single-word="false"/>
      <style:text-properties officeooo:rsid="00117205" officeooo:paragraph-rsid="0011e237"/>
    </style:style>
    <style:style style:name="P10" style:family="paragraph" style:parent-style-name="Standard">
      <style:paragraph-properties fo:text-align="start" style:justify-single-word="false"/>
      <style:text-properties officeooo:rsid="00117205" officeooo:paragraph-rsid="0011fc9a"/>
    </style:style>
    <style:style style:name="P11" style:family="paragraph" style:parent-style-name="Standard">
      <style:paragraph-properties fo:text-align="start" style:justify-single-word="false"/>
      <style:text-properties officeooo:rsid="0011fc9a" officeooo:paragraph-rsid="0011fc9a"/>
    </style:style>
    <style:style style:name="P12" style:family="paragraph" style:parent-style-name="Standard">
      <style:paragraph-properties fo:text-align="start" style:justify-single-word="false"/>
      <style:text-properties officeooo:rsid="00144586" officeooo:paragraph-rsid="00144586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cbc79" officeooo:paragraph-rsid="000cbc79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7205" officeooo:paragraph-rsid="00117205"/>
    </style:style>
    <style:style style:name="P15" style:family="paragraph" style:parent-style-name="Standard">
      <style:paragraph-properties fo:text-align="start" style:justify-single-word="false"/>
      <style:text-properties officeooo:rsid="00158086" officeooo:paragraph-rsid="00158086"/>
    </style:style>
    <style:style style:name="P16" style:family="paragraph" style:parent-style-name="Standard">
      <style:paragraph-properties fo:text-align="start" style:justify-single-word="false"/>
      <style:text-properties officeooo:rsid="00162119" officeooo:paragraph-rsid="00162119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162119" officeooo:paragraph-rsid="00162119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officeooo:rsid="00181b30" officeooo:paragraph-rsid="001b8fc0"/>
    </style:style>
    <style:style style:name="P19" style:family="paragraph" style:parent-style-name="Standard">
      <style:paragraph-properties fo:line-height="115%" fo:text-align="justify" style:justify-single-word="false">
        <style:tab-stops>
          <style:tab-stop style:position="1cm"/>
        </style:tab-stops>
      </style:paragraph-properties>
      <style:text-properties style:font-name="Liberation Serif" fo:font-size="12pt" officeooo:rsid="00181b30" officeooo:paragraph-rsid="001d0055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>
        <style:tab-stops>
          <style:tab-stop style:position="1cm"/>
        </style:tab-stops>
      </style:paragraph-properties>
      <style:text-properties style:font-name="Liberation Serif" fo:font-size="12pt" officeooo:rsid="001d36f1" officeooo:paragraph-rsid="001d36f1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officeooo:rsid="001fde2c" officeooo:paragraph-rsid="00144586"/>
    </style:style>
    <style:style style:name="P22" style:family="paragraph" style:parent-style-name="Standard">
      <style:paragraph-properties fo:text-align="start" style:justify-single-word="false"/>
      <style:text-properties officeooo:rsid="002155f4" officeooo:paragraph-rsid="002155f4"/>
    </style:style>
    <style:style style:name="P23" style:family="paragraph" style:parent-style-name="Standard">
      <style:paragraph-properties fo:text-align="start" style:justify-single-word="false"/>
      <style:text-properties officeooo:rsid="00262450" officeooo:paragraph-rsid="00262450"/>
    </style:style>
    <style:style style:name="P24" style:family="paragraph" style:parent-style-name="Standard">
      <style:paragraph-properties fo:text-align="start" style:justify-single-word="false"/>
      <style:text-properties officeooo:rsid="0029b46b" officeooo:paragraph-rsid="0029b46b"/>
    </style:style>
    <style:style style:name="P25" style:family="paragraph" style:parent-style-name="Table_20_Contents">
      <style:paragraph-properties fo:text-align="start" style:justify-single-word="false"/>
      <style:text-properties officeooo:rsid="000cbc79" officeooo:paragraph-rsid="000cbc79"/>
    </style:style>
    <style:style style:name="P26" style:family="paragraph" style:parent-style-name="Table_20_Contents">
      <style:paragraph-properties fo:text-align="start" style:justify-single-word="false"/>
      <style:text-properties officeooo:rsid="000ea1b8" officeooo:paragraph-rsid="000ea1b8"/>
    </style:style>
    <style:style style:name="P27" style:family="paragraph" style:parent-style-name="Table_20_Contents">
      <style:paragraph-properties fo:text-align="start" style:justify-single-word="false"/>
      <style:text-properties officeooo:rsid="000f379d" officeooo:paragraph-rsid="000f379d"/>
    </style:style>
    <style:style style:name="P28" style:family="paragraph" style:parent-style-name="Table_20_Contents">
      <style:paragraph-properties fo:text-align="start" style:justify-single-word="false"/>
      <style:text-properties officeooo:rsid="0011fc9a" officeooo:paragraph-rsid="0011fc9a"/>
    </style:style>
    <style:style style:name="P29" style:family="paragraph" style:parent-style-name="Table_20_Contents">
      <style:paragraph-properties fo:text-align="start" style:justify-single-word="false"/>
      <style:text-properties officeooo:rsid="001e37a1" officeooo:paragraph-rsid="001e37a1"/>
    </style:style>
    <style:style style:name="P30" style:family="paragraph" style:parent-style-name="Table_20_Contents">
      <style:paragraph-properties fo:text-align="start" style:justify-single-word="false"/>
      <style:text-properties officeooo:rsid="002155f4" officeooo:paragraph-rsid="002155f4"/>
    </style:style>
    <style:style style:name="T1" style:family="text">
      <style:text-properties officeooo:rsid="000f91ea"/>
    </style:style>
    <style:style style:name="T2" style:family="text">
      <style:text-properties officeooo:rsid="0011cff4"/>
    </style:style>
    <style:style style:name="T3" style:family="text">
      <style:text-properties officeooo:rsid="0011e237"/>
    </style:style>
    <style:style style:name="T4" style:family="text">
      <style:text-properties officeooo:rsid="0011fc9a"/>
    </style:style>
    <style:style style:name="T5" style:family="text">
      <style:text-properties officeooo:rsid="00134155"/>
    </style:style>
    <style:style style:name="T6" style:family="text">
      <style:text-properties officeooo:rsid="00144586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62119"/>
    </style:style>
    <style:style style:name="T9" style:family="text">
      <style:text-properties officeooo:rsid="001952a5"/>
    </style:style>
    <style:style style:name="T10" style:family="text">
      <style:text-properties officeooo:rsid="001a98c5"/>
    </style:style>
    <style:style style:name="T11" style:family="text">
      <style:text-properties officeooo:rsid="001b8fc0"/>
    </style:style>
    <style:style style:name="T12" style:family="text">
      <style:text-properties officeooo:rsid="001d0055"/>
    </style:style>
    <style:style style:name="T13" style:family="text">
      <style:text-properties fo:color="#000000" loext:opacity="100%" style:font-name-complex="Segoe UI1"/>
    </style:style>
    <style:style style:name="T14" style:family="text">
      <style:text-properties officeooo:rsid="002155f4"/>
    </style:style>
    <style:style style:name="T15" style:family="text">
      <style:text-properties officeooo:rsid="0022fb42"/>
    </style:style>
    <style:style style:name="T16" style:family="text">
      <style:text-properties officeooo:rsid="00230d30"/>
    </style:style>
    <style:style style:name="T17" style:family="text">
      <style:text-properties officeooo:rsid="00243a5d"/>
    </style:style>
    <style:style style:name="T18" style:family="text">
      <style:text-properties officeooo:rsid="0028ef55"/>
    </style:style>
    <style:style style:name="T19" style:family="text">
      <style:text-properties officeooo:rsid="002b8d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gitale Forensic</text:p>
      <text:p text:style-name="P1"/>
      <text:p text:style-name="P1"/>
      <text:p text:style-name="P1"/>
      <text:p text:style-name="P1">Moritz Rupp</text:p>
      <text:p text:style-name="P1">Dean Basic</text:p>
      <text:p text:style-name="P1"/>
      <text:p text:style-name="P1"/>
      <text:p text:style-name="P1"/>
      <text:p text:style-name="P1"/>
      <text:p text:style-name="P1">Examin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Inhaltsverzeichn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1 Beteiligte Personen</text:p>
      <text:p text:style-name="P5"/>
      <text:p text:style-name="P5">1.1 Auftraggeber:</text:p>
      <text:p text:style-name="P5"/>
      <text:p text:style-name="P5"><text:tab/></text:p>
      <table:table table:name="Table1" table:style-name="Table1">
        <table:table-column table:style-name="Table1.A" table:number-columns-repeated="2"/>
        <table:table-row table:style-name="TableLine94012514855152">
          <table:table-cell table:style-name="Table1.A1" office:value-type="string">
            <text:p text:style-name="P25">Staatsanwaldschaft HS-Albsig</text:p>
          </table:table-cell>
          <table:table-cell table:style-name="Table1.B1" office:value-type="string">
            <text:p text:style-name="P25">Kontakt</text:p>
          </table:table-cell>
        </table:table-row>
        <table:table-row table:style-name="TableLine94012514855152">
          <table:table-cell table:style-name="Table1.A2" office:value-type="string">
            <text:p text:style-name="P25">Prof. Dr. Morgenstern</text:p>
          </table:table-cell>
          <table:table-cell table:style-name="Table1.B2" office:value-type="string">
            <text:p text:style-name="P25"><text:a xlink:type="simple" xlink:href="mailto:morgenstern@hs-albsig.de" text:style-name="Internet_20_link" text:visited-style-name="Visited_20_Internet_20_Link">morgenstern@hs-albsig.de</text:a></text:p>
          </table:table-cell>
        </table:table-row>
        <table:table-row table:style-name="TableLine94012514855152">
          <table:table-cell table:style-name="Table1.A2" office:value-type="string">
            <text:p text:style-name="P25">Simon Malik</text:p>
          </table:table-cell>
          <table:table-cell table:style-name="Table1.B2" office:value-type="string">
            <text:p text:style-name="P25">maliks@hs-albsig.de</text:p>
          </table:table-cell>
        </table:table-row>
      </table:table>
      <text:p text:style-name="P5"/>
      <text:p text:style-name="P5">1.2 Auftragnehmer</text:p>
      <text:p text:style-name="P5"/>
      <table:table table:name="Table2" table:style-name="Table2">
        <table:table-column table:style-name="Table2.A" table:number-columns-repeated="2"/>
        <table:table-row table:style-name="TableLine94012512752400">
          <table:table-cell table:style-name="Table2.A1" office:value-type="string">
            <text:p text:style-name="P25">Gutachter</text:p>
          </table:table-cell>
          <table:table-cell table:style-name="Table2.B1" office:value-type="string">
            <text:p text:style-name="P25">Kontakt</text:p>
          </table:table-cell>
        </table:table-row>
        <table:table-row table:style-name="TableLine94012512752400">
          <table:table-cell table:style-name="Table2.A2" office:value-type="string">
            <text:p text:style-name="P25">Moritz Rupp</text:p>
          </table:table-cell>
          <table:table-cell table:style-name="Table2.B2" office:value-type="string">
            <text:p text:style-name="P25"><text:a xlink:type="simple" xlink:href="mailto:ruppmori@hs-albsig.de" text:style-name="Internet_20_link" text:visited-style-name="Visited_20_Internet_20_Link">ruppmori@hs-albsig.de</text:a></text:p>
          </table:table-cell>
        </table:table-row>
        <table:table-row table:style-name="TableLine94012512752400">
          <table:table-cell table:style-name="Table2.A2" office:value-type="string">
            <text:p text:style-name="P25">Dean Basic</text:p>
          </table:table-cell>
          <table:table-cell table:style-name="Table2.B2" office:value-type="string">
            <text:p text:style-name="P25"><text:a xlink:type="simple" xlink:href="mailto:basicde@hs-albsig.de" text:style-name="Internet_20_link" text:visited-style-name="Visited_20_Internet_20_Link">basicde@hs-albsig.de</text:a></text:p>
          </table:table-cell>
        </table:table-row>
        <table:table-row table:style-name="TableLine94012512752400">
          <table:table-cell table:style-name="Table2.A2" office:value-type="string">
            <text:p text:style-name="P25"/>
          </table:table-cell>
          <table:table-cell table:style-name="Table2.B2" office:value-type="string">
            <text:p text:style-name="P25"/>
          </table:table-cell>
        </table:table-row>
      </table:table>
      <text:p text:style-name="P5"/>
      <text:p text:style-name="P1"/>
      <text:p text:style-name="P1"/>
      <text:p text:style-name="P5">1.3 <text:span text:style-name="T1">Beschhuldigter</text:span></text:p>
      <text:p text:style-name="P5"/>
      <table:table table:name="Table3" table:style-name="Table3">
        <table:table-column table:style-name="Table3.A" table:number-columns-repeated="2"/>
        <table:table-row table:style-name="TableLine94012505398944">
          <table:table-cell table:style-name="Table3.A1" office:value-type="string">
            <text:p text:style-name="P26">Beschuldigter</text:p>
          </table:table-cell>
          <table:table-cell table:style-name="Table3.B1" office:value-type="string">
            <text:p text:style-name="P26">Tatverdacht</text:p>
          </table:table-cell>
        </table:table-row>
        <table:table-row table:style-name="TableLine94012505398944">
          <table:table-cell table:style-name="Table3.A2" office:value-type="string">
            <text:p text:style-name="P26">Andreas Wurstmann</text:p>
          </table:table-cell>
          <table:table-cell table:style-name="Table3.B2" office:value-type="string">
            <text:p text:style-name="P26">Ausspähung von Daten innerhalb eines Firmennetzwerkes gem § 202a StGB und Steuerbetrug gem § 370 AO</text:p>
          </table:table-cell>
        </table:table-row>
      </table:table>
      <text:p text:style-name="P4"/>
      <text:p text:style-name="P7">1.4 Zeugen</text:p>
      <text:p text:style-name="P7"/>
      <table:table table:name="Table4" table:style-name="Table4">
        <table:table-column table:style-name="Table4.A" table:number-columns-repeated="2"/>
        <table:table-row table:style-name="TableLine94012494790976">
          <table:table-cell table:style-name="Table4.A1" office:value-type="string">
            <text:p text:style-name="P27">Zeuge</text:p>
          </table:table-cell>
          <table:table-cell table:style-name="Table4.B1" office:value-type="string">
            <text:p text:style-name="P27">Aussage</text:p>
          </table:table-cell>
        </table:table-row>
        <table:table-row table:style-name="TableLine94012494790976">
          <table:table-cell table:style-name="Table4.A2" office:value-type="string">
            <text:p text:style-name="P27">Alfred Riess-Pohlmann</text:p>
          </table:table-cell>
          <table:table-cell table:style-name="Table4.B2" office:value-type="string">
            <text:p text:style-name="P27">Herr Wurstmann nannte <text:span text:style-name="T1">eine</text:span> korrekte Kombinationen von Benutzername und Passwort eines Mitarbeiters.</text:p>
          </table:table-cell>
        </table:table-row>
      </table:table>
      <text:p text:style-name="P4"/>
      <text:p text:style-name="P11">1.5 Geschädigte</text:p>
      <text:p text:style-name="P11"/>
      <table:table table:name="Table5" table:style-name="Table5">
        <table:table-column table:style-name="Table5.A" table:number-columns-repeated="2"/>
        <table:table-row table:style-name="TableLine94012519728160">
          <table:table-cell table:style-name="Table5.A1" office:value-type="string">
            <text:p text:style-name="P28">Geschädigter</text:p>
          </table:table-cell>
          <table:table-cell table:style-name="Table5.B1" office:value-type="string">
            <text:p text:style-name="P28">Schadenereigniss</text:p>
          </table:table-cell>
        </table:table-row>
        <table:table-row table:style-name="TableLine94012519728160">
          <table:table-cell table:style-name="Table5.A2" office:value-type="string">
            <text:p text:style-name="P28">Y-Ways Technologies</text:p>
          </table:table-cell>
          <table:table-cell table:style-name="Table5.B2" office:value-type="string">
            <text:p text:style-name="P28">Veruntreuung und <text:span text:style-name="T5">Ä</text:span>nderung von Steuerunterlagen, sowie <text:span text:style-name="T5">Zugangsdaten</text:span></text:p>
          </table:table-cell>
        </table:table-row>
      </table:table>
      <text:p text:style-name="P11"/>
      <text:p text:style-name="P1"/>
      <text:p text:style-name="P1"/>
      <text:p text:style-name="P1"/>
      <text:p text:style-name="P6"/>
      <text:p text:style-name="P1"/>
      <text:p text:style-name="P1"/>
      <text:p text:style-name="P1"/>
      <text:p text:style-name="P1"/>
      <text:p text:style-name="P14"><text:soft-page-break/><text:span text:style-name="T7">2 Untersuchungsgegenstand</text:span></text:p>
      <text:p text:style-name="P14"><text:span text:style-name="T7"/></text:p>
      <text:p text:style-name="P17">2.1 Anklageschrift</text:p>
      <text:p text:style-name="P8"/>
      <text:p text:style-name="P9">Die Staatsanwaldschaft lässt auf Grundlage <text:span text:style-name="T2">des Untersuchungsauftrages, der am 12.05.2022 ausgehändigt wurde, folgenden Tatverdacht prüfen.</text:span></text:p>
      <text:p text:style-name="P9"/>
      <text:p text:style-name="P10"><text:span text:style-name="T4">Gegen Herr Andreas Wurstmann besteht der V</text:span><text:span text:style-name="T3">erdacht </text:span><text:span text:style-name="T4">des</text:span><text:span text:style-name="T3"> Ausspähen</text:span><text:span text:style-name="T4">s</text:span><text:span text:style-name="T3"> innerhalb eines Firmennetzwerks gem § 202a StGB und Steuerbetrug</text:span><text:span text:style-name="T4">s</text:span><text:span text:style-name="T3"> gem. 370 AO. <text:s/></text:span></text:p>
      <text:p text:style-name="P10"><text:span text:style-name="T4">Im Konkretten Fall soll der Angeklakte Ste</text:span><text:span text:style-name="T12">u</text:span><text:span text:style-name="T4">runterlagen der Firma Y-Ways </text:span><text:span text:style-name="T6">gefälscht haben sowie verschiedene <text:s/></text:span><text:span text:style-name="T15">Zugangsdaten</text:span><text:span text:style-name="T6"> von Mitarbeiter </text:span><text:span text:style-name="T15">Accounts</text:span><text:span text:style-name="T6"> veruntreut haben.</text:span></text:p>
      <text:p text:style-name="P15">Bezüglich beiden Verdachtsfällen existieren Zeugenaussagen <text:span text:style-name="T8">welche</text:span> die Anklage stützen.</text:p>
      <text:p text:style-name="P15"/>
      <text:p text:style-name="P12">D<text:span text:style-name="T16">en</text:span> vollständige<text:span text:style-name="T16">n</text:span> Untersuchungsauftrag kann dem beigelegten Ordner entnommen werden.</text:p>
      <text:p text:style-name="P21"/>
      <text:p text:style-name="P12"/>
      <text:p text:style-name="P16">2.<text:span text:style-name="T14">2</text:span> Beweismittel</text:p>
      <text:p text:style-name="P16"/>
      <text:p text:style-name="P18">Durch durchsuchung de<text:span text:style-name="T9">r Arbeitsrä</text:span>umlichkeiten von Herr Wurstmann hat die Staatsanwaldschaft <text:span text:style-name="T9">bereits mehrere Datenträger sicherstellen können. </text:span><text:span text:style-name="T10">Diese sind mitsamt MD5-Summe als DVD für die Beweisführung auswertbar. </text:span></text:p>
      <text:p text:style-name="P18"><text:span text:style-name="T12">Ein Datenträger(Asservat 01) des</text:span><text:span text:style-name="T11"> Arbeitsplatzrechner</text:span><text:span text:style-name="T12">s von Herr Wurstmann,</text:span><text:span text:style-name="T11"> stellt den Einstieg der Forensischen Untersuchungen dar. </text:span><text:span text:style-name="T12">Weitere Beweismittel sind …</text:span></text:p>
      <text:p text:style-name="P18"/>
      <text:p text:style-name="P20"><text:span text:style-name="T13">Eine formelle Auflistung der Beweismittel mit zugehörigem Hashwert und Aushändigungsdatum, können Tabelle 4 entnommen werden.</text:span></text:p>
      <text:p text:style-name="P19"><text:span text:style-name="T13"/></text:p>
      <text:p text:style-name="P19"><text:span text:style-name="T13"/></text:p>
      <text:p text:style-name="P16"/>
      <table:table table:name="Table6" table:style-name="Table6">
        <table:table-column table:style-name="Table6.A" table:number-columns-repeated="3"/>
        <table:table-row table:style-name="TableLine94012510688432">
          <table:table-cell table:style-name="Table6.A1" office:value-type="string">
            <text:p text:style-name="P29">Listing</text:p>
          </table:table-cell>
          <table:table-cell table:style-name="Table6.A1" office:value-type="string">
            <text:p text:style-name="P29">Details</text:p>
          </table:table-cell>
          <table:table-cell table:style-name="Table6.C1" office:value-type="string">
            <text:p text:style-name="P29">Fundort</text:p>
          </table:table-cell>
        </table:table-row>
        <table:table-row table:style-name="TableLine94012510688432">
          <table:table-cell table:style-name="Table6.A2" office:value-type="string">
            <text:p text:style-name="P29">Betriebssystem</text:p>
          </table:table-cell>
          <table:table-cell table:style-name="Table6.A2" office:value-type="string">
            <text:p text:style-name="P29">Windows </text:p>
          </table:table-cell>
          <table:table-cell table:style-name="Table6.C2" office:value-type="string">
            <text:p text:style-name="P30">C:/Users/Systeminfo</text:p>
          </table:table-cell>
        </table:table-row>
      </table:table>
      <text:p text:style-name="P16"/>
      <text:p text:style-name="P22">2.3 Beschlagnahmung</text:p>
      <text:p text:style-name="P22"/>
      <text:p text:style-name="P22">Die gesicherten Beweismittel wurden uns von der Staatsanwaldschaft in Form eines DVD Datenträgers gesichert zugestellt.</text:p>
      <text:p text:style-name="P22">Die Auswertung des Datenträgers findet auf einem speziell gesicherten bzw. Überwachten System statt. <text:span text:style-name="T17">Dieser Computer ist mit einem langen sicheren Passwort geschützt welches nur den Gutachtern bekannt ist. Zu keiner Zeit wurde der Computer von unbefugten Person verwendet.</text:span></text:p>
      <text:p text:style-name="P23">Vor beginn des Gutachtens wurde das System ausgiebig getestet mit dem Ergebniss das keine Kompromotierung vorliegt. Die Auswertung der Beweismittel erfolgt auf einer Virtuellen Maschine <text:s/>auf der ein Windows 10 Betriebssystem läuft. <text:span text:style-name="T18">Die Virtuelle Maschine wurde auf Forensische Untersuchungen ausgelegt und anhand von einer Md5 Prüfsumme auf Integrität überprüft.</text:span></text:p>
      <text:p text:style-name="P24">Nun wurde eine Kopie des Datenträgerabbild auf die Virtuelle Machine kopiert und <text:span text:style-name="T19">die</text:span> Integrität mittels MD5 Prüfsummen <text:span text:style-name="T19">bewiesen</text:span>.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20107" number:language="de" number:country="DE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09:10:30.246972728</meta:creation-date>
    <dc:date>2022-06-02T15:00:35.085236975</dc:date>
    <meta:editing-duration>PT58M57S</meta:editing-duration>
    <meta:editing-cycles>26</meta:editing-cycles>
    <meta:generator>LibreOffice/7.3.4.1$Linux_X86_64 LibreOffice_project/30$Build-1</meta:generator>
    <meta:document-statistic meta:table-count="6" meta:image-count="0" meta:object-count="0" meta:page-count="5" meta:paragraph-count="58" meta:word-count="353" meta:character-count="2871" meta:non-whitespace-character-count="2568"/>
  </office:meta>
</office:document-meta>
</file>